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" svg:font-family="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01a1" officeooo:paragraph-rsid="001f01a1"/>
    </style:style>
    <style:style style:name="P2" style:family="paragraph" style:parent-style-name="Standard" style:list-style-name="L1">
      <style:text-properties officeooo:rsid="001f01a1" officeooo:paragraph-rsid="001f01a1"/>
    </style:style>
    <style:style style:name="P3" style:family="paragraph" style:parent-style-name="Standard" style:list-style-name="L2">
      <style:text-properties officeooo:rsid="0020dff7" officeooo:paragraph-rsid="0020dff7"/>
    </style:style>
    <style:style style:name="P4" style:family="paragraph" style:parent-style-name="Standard" style:list-style-name="L3">
      <style:text-properties officeooo:rsid="0020dff7" officeooo:paragraph-rsid="0020dff7"/>
    </style:style>
    <style:style style:name="P5" style:family="paragraph" style:parent-style-name="Standard" style:list-style-name="L4">
      <style:text-properties officeooo:rsid="0020dff7" officeooo:paragraph-rsid="0020dff7"/>
    </style:style>
    <style:style style:name="P6" style:family="paragraph" style:parent-style-name="Standard" style:list-style-name="L5">
      <style:text-properties officeooo:rsid="0020dff7" officeooo:paragraph-rsid="0020dff7"/>
    </style:style>
    <style:style style:name="P7" style:family="paragraph" style:parent-style-name="Standard">
      <style:text-properties officeooo:rsid="0020dff7" officeooo:paragraph-rsid="0020dff7"/>
    </style:style>
    <style:style style:name="P8" style:family="paragraph" style:parent-style-name="Standard">
      <style:paragraph-properties fo:text-align="center" style:justify-single-word="false"/>
      <style:text-properties officeooo:rsid="0020dff7" officeooo:paragraph-rsid="0020dff7"/>
    </style:style>
    <style:style style:name="P9" style:family="paragraph" style:parent-style-name="Standard">
      <style:paragraph-properties fo:text-align="start" style:justify-single-word="false"/>
      <style:text-properties officeooo:rsid="0020dff7" officeooo:paragraph-rsid="0020dff7"/>
    </style:style>
    <style:style style:name="P10" style:family="paragraph" style:parent-style-name="Standard" style:list-style-name="L5">
      <style:paragraph-properties fo:text-align="start" style:justify-single-word="false"/>
      <style:text-properties officeooo:rsid="0020dff7" officeooo:paragraph-rsid="0020dff7"/>
    </style:style>
    <style:style style:name="P11" style:family="paragraph" style:parent-style-name="Standard" style:list-style-name="L6">
      <style:paragraph-properties fo:text-align="start" style:justify-single-word="false"/>
      <style:text-properties officeooo:rsid="0020dff7" officeooo:paragraph-rsid="0020dff7"/>
    </style:style>
    <style:style style:name="P12" style:family="paragraph" style:parent-style-name="Standard" style:list-style-name="L7">
      <style:paragraph-properties fo:text-align="start" style:justify-single-word="false"/>
      <style:text-properties officeooo:rsid="0020dff7" officeooo:paragraph-rsid="0020dff7"/>
    </style:style>
    <style:style style:name="P13" style:family="paragraph" style:parent-style-name="Standard" style:list-style-name="L8">
      <style:paragraph-properties fo:text-align="start" style:justify-single-word="false"/>
      <style:text-properties officeooo:rsid="0020dff7" officeooo:paragraph-rsid="0020dff7"/>
    </style:style>
    <style:style style:name="P14" style:family="paragraph" style:parent-style-name="Standard" style:list-style-name="L8">
      <style:paragraph-properties fo:text-align="start" style:justify-single-word="false"/>
      <style:text-properties officeooo:rsid="00224d3e" officeooo:paragraph-rsid="00224d3e"/>
    </style:style>
    <style:style style:name="P15" style:family="paragraph" style:parent-style-name="Standard" style:list-style-name="L9">
      <style:paragraph-properties fo:text-align="start" style:justify-single-word="false"/>
      <style:text-properties officeooo:rsid="00224d3e" officeooo:paragraph-rsid="00224d3e"/>
    </style:style>
    <style:style style:name="P16" style:family="paragraph" style:parent-style-name="Standard" style:list-style-name="L10">
      <style:paragraph-properties fo:text-align="start" style:justify-single-word="false"/>
      <style:text-properties officeooo:rsid="00224d3e" officeooo:paragraph-rsid="00224d3e"/>
    </style:style>
    <style:style style:name="P1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F" fo:font-size="12pt" fo:hyphenate="false"/>
    </style:style>
    <style:style style:name="P18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F" fo:font-size="12pt" fo:hyphenate="fals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font-name="F" fo:font-size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solid" draw:fill-color="#999999" draw:textarea-vertical-align="middle" fo:min-height="0.92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sentaciones</text:p>
      <text:p text:style-name="P1"/>
      <text:list xml:id="list2154531373" text:style-name="L1">
        <text:list-item>
          <text:p text:style-name="P2">No te toques las manos: significa un gran nerviosismos, cuando la gente lo ve, esta viendo tu inseguridad.</text:p>
        </text:list-item>
      </text:list>
      <text:list xml:id="list2352193558" text:style-name="L2">
        <text:list-item>
          <text:list>
            <text:list-item>
              <text:p text:style-name="P3">Esta gente que te escucha tomarán una de las siguientes posiciones</text:p>
            </text:list-item>
          </text:list>
        </text:list-item>
      </text:list>
      <text:list xml:id="list2316492454" text:style-name="L3">
        <text:list-item>
          <text:list>
            <text:list-item>
              <text:list>
                <text:list-item>
                  <text:p text:style-name="P4">Te ayudaran para que ganes confianza</text:p>
                </text:list-item>
                <text:list-item>
                  <text:p text:style-name="P4">Irán a que te sientas peor.</text:p>
                </text:list-item>
              </text:list>
            </text:list-item>
          </text:list>
        </text:list-item>
      </text:list>
      <text:list xml:id="list341346297" text:style-name="L4">
        <text:list-item>
          <text:list>
            <text:list-item>
              <text:p text:style-name="P5">Lo mejor es que demuestres seguridad, Porque?</text:p>
            </text:list-item>
          </text:list>
        </text:list-item>
      </text:list>
      <text:list xml:id="list4288417945" text:style-name="L5">
        <text:list-item>
          <text:list>
            <text:list-item>
              <text:list>
                <text:list-item>
                  <text:p text:style-name="P6">La gente creerá lo que explicas</text:p>
                </text:list-item>
                <text:list-item>
                  <text:p text:style-name="P6">Te verán competente</text:p>
                </text:list-item>
                <text:list-item>
                  <text:p text:style-name="P6">Te sentirás orgulloso de ti mismo.</text:p>
                </text:list-item>
              </text:list>
            </text:list-item>
          </text:list>
        </text:list-item>
      </text:list>
      <text:p text:style-name="P7"/>
      <text:p text:style-name="P8"><draw:frame text:anchor-type="paragraph" draw:z-index="0" draw:name="Forma1" draw:style-name="gr1" draw:text-style-name="P18" svg:width="8.706cm" svg:height="0.927cm" svg:x="4.332cm" svg:y="0.494cm"><draw:text-box><text:p text:style-name="P17"><text:span text:style-name="T2">Si tu te lo crees, los demás lo creeran</text:span></text:p></draw:text-box></draw:frame></text:p>
      <text:p text:style-name="P8"/>
      <text:p text:style-name="P8"/>
      <text:p text:style-name="P8"/>
      <text:list xml:id="list184043675988388" text:continue-numbering="true" text:style-name="L5">
        <text:list-item>
          <text:p text:style-name="P10">Mira a la gente</text:p>
        </text:list-item>
      </text:list>
      <text:list xml:id="list1002324321" text:style-name="L6">
        <text:list-item>
          <text:list>
            <text:list-item>
              <text:p text:style-name="P11">Mueves mucho los ojos, lo que demuestra una gran timidez y miedo a la gente</text:p>
              <text:list>
                <text:list-item>
                  <text:p text:style-name="P11">La gente lo puede tomar en tu contra (punto 1)</text:p>
                </text:list-item>
              </text:list>
            </text:list-item>
            <text:list-item>
              <text:p text:style-name="P11">Recomendación – mira a la gente para ver sus expresiones, observa la reacción y cambia el discurso según como lo veas.</text:p>
            </text:list-item>
            <text:list-item>
              <text:p text:style-name="P11">De ahí la importancia de la <text:span text:style-name="T1">IMPROVISACIÓN.</text:span></text:p>
            </text:list-item>
          </text:list>
        </text:list-item>
      </text:list>
      <text:p text:style-name="P9"><text:span text:style-name="T1"/></text:p>
      <text:list xml:id="list1119474874" text:style-name="L7">
        <text:list-item>
          <text:p text:style-name="P12"><text:span text:style-name="T1">Habla poco a poco pero claro, no tengas miedo de no hablar bien.</text:span></text:p>
        </text:list-item>
      </text:list>
      <text:list xml:id="list2344836057" text:style-name="L8">
        <text:list-item>
          <text:list>
            <text:list-item>
              <text:p text:style-name="P13"><text:span text:style-name="T1">La voz, junto con las manos, son los máximas delatadores del miedo. CONTROLALO</text:span></text:p>
              <text:list>
                <text:list-item>
                  <text:p text:style-name="P14"><text:span text:style-name="T1">Voz clara y contundente, Si tu te lo crees los demás lo creerán también.</text:span></text:p>
                </text:list-item>
              </text:list>
            </text:list-item>
          </text:list>
        </text:list-item>
      </text:list>
      <text:list xml:id="list948239109" text:style-name="L9">
        <text:list-item>
          <text:p text:style-name="P15"><text:span text:style-name="T1">Desarrolla más los temas. No te limites a la descripción, ve más allá.</text:span></text:p>
        </text:list-item>
        <text:list-item>
          <text:p text:style-name="P15"><text:span text:style-name="T1">Cambia la voz, Una voz monótona hace que la gente se duerma. Pon entonación en según que palabras.</text:span></text:p>
        </text:list-item>
        <text:list-item>
          <text:p text:style-name="P15"><text:span text:style-name="T1">Has una presentación más atractiva.</text:span></text:p>
        </text:list-item>
      </text:list>
      <text:list xml:id="list1825703843" text:style-name="L10">
        <text:list-item>
          <text:list>
            <text:list-item>
              <text:p text:style-name="P16"><text:span text:style-name="T1">Pon colores</text:span></text:p>
            </text:list-item>
            <text:list-item>
              <text:p text:style-name="P16"><text:span text:style-name="T1">Pon tu marca!!</text:span></text:p>
              <text:list>
                <text:list-item>
                  <text:p text:style-name="P16"><text:span text:style-name="T1">La gente no te recordará por lo que digas solamente sino por lo que vean visualmente.</text:span></text:p>
                </text:list-item>
                <text:list-item>
                  <text:p text:style-name="P16"><text:span text:style-name="T1">El cerebro humano retiene mejor la información visual que la hablada.</text:span></text:p>
                </text:list-item>
                <text:list-item>
                  <text:p text:style-name="P16"><text:span text:style-name="T1">Esto también te puede ayudar a no sentirte tan observado (si miran la pantalla, no te miran).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" svg:font-family="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1:49:28.724000000</meta:creation-date>
    <dc:date>2018-10-15T18:40:41.396000000</dc:date>
    <meta:editing-duration>PT40M22S</meta:editing-duration>
    <meta:editing-cycles>1</meta:editing-cycles>
    <meta:document-statistic meta:table-count="0" meta:image-count="0" meta:object-count="0" meta:page-count="1" meta:paragraph-count="25" meta:word-count="269" meta:character-count="1398" meta:non-whitespace-character-count="1177"/>
    <meta:generator>LibreOffice/5.4.6.2$Windows_X86_64 LibreOffice_project/4014ce260a04f1026ba855d3b8d91541c224eab8</meta:generator>
  </office:meta>
</office:document-meta>
</file>